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2in" style:rel-width="100%" fo:margin-top="0in" fo:margin-bottom="0in" table:align="center" style:writing-mode="lr-tb"/>
    </style:style>
    <style:style style:name="Table1.A" style:family="table-column">
      <style:table-column-properties style:column-width="5.2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15in" fo:padding-bottom="0.15in" fo:border-left="2.25pt solid #4f81bd" fo:border-right="none" fo:border-top="none" fo:border-bottom="none"/>
    </style:style>
    <style:style style:name="Table1.A2" style:family="table-cell">
      <style:table-cell-properties fo:padding-left="0.075in" fo:padding-right="0.075in" fo:padding-top="0in" fo:padding-bottom="0in" fo:border-left="2.25pt solid #4f81bd" fo:border-right="none" fo:border-top="none" fo:border-bottom="none"/>
    </style:style>
    <style:style style:name="Table2" style:family="table">
      <style:table-properties style:width="5.2in" style:rel-width="100%" fo:margin-top="0in" fo:margin-bottom="0in" table:align="center" style:writing-mode="lr-tb"/>
    </style:style>
    <style:style style:name="Table2.A" style:family="table-column">
      <style:table-column-properties style:column-width="5.2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99in" fo:padding-top="0.15in" fo:padding-bottom="0.15in" fo:border="none"/>
    </style:style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top="0in" fo:margin-bottom="0in" loext:contextual-spacing="false"/>
      <style:text-properties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fo:font-size="12pt" style:text-underline-style="solid" style:text-underline-width="auto" style:text-underline-color="font-color" officeooo:rsid="001fad8c" officeooo:paragraph-rsid="001fad8c" style:font-size-asian="12pt" style:font-name-complex="Times New Roman1" style:font-size-complex="12pt"/>
    </style:style>
    <style:style style:name="P9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10" style:family="paragraph" style:parent-style-name="Intense_20_Quote">
      <style:paragraph-properties fo:margin-left="0in" fo:margin-right="0.65in" fo:text-indent="0in" style:auto-text-indent="false"/>
      <style:text-properties style:font-name="Times New Roman" fo:font-size="12pt" fo:font-style="normal" style:font-size-asian="12pt" style:font-style-asian="normal" style:font-name-complex="Times New Roman1" style:font-size-complex="12pt"/>
    </style:style>
    <style:style style:name="P11" style:family="paragraph" style:parent-style-name="No_20_Spacing">
      <style:text-properties fo:color="#4f81bd" style:font-name="Times New Roman" fo:font-size="12pt" style:font-size-asian="12pt" style:font-name-complex="Times New Roman1" style:font-size-complex="12pt"/>
    </style:style>
    <style:style style:name="P12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Heading_20_1">
      <style:paragraph-properties fo:text-align="center" style:justify-single-word="false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List_20_Paragraph">
      <style:paragraph-properties fo:margin-top="0in" fo:margin-bottom="0in" loext:contextual-spacing="true"/>
      <style:text-properties fo:font-size="12pt" officeooo:rsid="001f0d4d" officeooo:paragraph-rsid="001f0d4d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mes New Roman" fo:font-size="12pt" officeooo:rsid="0021c487" officeooo:paragraph-rsid="0021c487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21c487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21c487"/>
    </style:style>
    <style:style style:name="P19" style:family="paragraph" style:parent-style-name="Standard">
      <style:paragraph-properties fo:margin-left="0in" fo:margin-right="0.65in" fo:margin-top="0in" fo:margin-bottom="0in" loext:contextual-spacing="false" fo:line-height="100%" fo:text-indent="0in" style:auto-text-indent="false"/>
      <style:text-properties style:font-name="Times New Roman" fo:font-size="12pt" officeooo:paragraph-rsid="0021c487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left="0in" fo:margin-right="0.65in" fo:margin-top="0in" fo:margin-bottom="0in" loext:contextual-spacing="false" fo:line-height="100%" fo:text-indent="0in" style:auto-text-indent="false"/>
      <style:text-properties style:font-name="Times New Roman" fo:font-size="12pt" officeooo:rsid="0021c487" officeooo:paragraph-rsid="0021c487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0in" fo:margin-right="0.65in" fo:text-indent="0in" style:auto-text-indent="false"/>
      <style:text-properties officeooo:paragraph-rsid="0021c487"/>
    </style:style>
    <style:style style:name="P22" style:family="paragraph" style:parent-style-name="Standard">
      <style:paragraph-properties fo:margin-left="0in" fo:margin-right="0.65in" fo:text-indent="0in" style:auto-text-indent="false"/>
      <style:text-properties officeooo:rsid="0025fcf8" officeooo:paragraph-rsid="0025fcf8"/>
    </style:style>
    <style:style style:name="P23" style:family="paragraph" style:parent-style-name="Intense_20_Quote">
      <style:paragraph-properties fo:margin-left="0in" fo:margin-right="0.65in" fo:text-indent="0in" style:auto-text-indent="false"/>
      <style:text-properties officeooo:paragraph-rsid="0021c487"/>
    </style:style>
    <style:style style:name="P24" style:family="paragraph" style:parent-style-name="Intense_20_Quote">
      <style:paragraph-properties fo:margin-left="0in" fo:margin-right="0.65in" fo:text-indent="0in" style:auto-text-indent="false"/>
      <style:text-properties style:font-name="Times New Roman" fo:font-size="12pt" fo:font-style="normal" officeooo:paragraph-rsid="00168dcf" style:font-size-asian="12pt" style:font-style-asian="normal" style:font-name-complex="Times New Roman1" style:font-size-complex="12pt"/>
    </style:style>
    <style:style style:name="P25" style:family="paragraph" style:parent-style-name="List_20_Paragraph" style:list-style-name="WWNum7">
      <style:paragraph-properties fo:margin-top="0in" fo:margin-bottom="0in" loext:contextual-spacing="true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List_20_Paragraph" style:list-style-name="WWNum7">
      <style:paragraph-properties fo:margin-top="0in" fo:margin-bottom="0in" loext:contextual-spacing="true"/>
      <style:text-properties style:font-name="Times New Roman" fo:font-size="12pt" officeooo:rsid="0018f2b9" officeooo:paragraph-rsid="0018f2b9" style:font-size-asian="12pt" style:font-name-complex="Times New Roman1" style:font-size-complex="12pt"/>
    </style:style>
    <style:style style:name="P27" style:family="paragraph" style:parent-style-name="List_20_Paragraph" style:list-style-name="WWNum7">
      <style:paragraph-properties fo:margin-top="0in" fo:margin-bottom="0in" loext:contextual-spacing="true"/>
    </style:style>
    <style:style style:name="P28" style:family="paragraph" style:parent-style-name="List_20_Paragraph" style:list-style-name="WWNum9">
      <style:paragraph-properties fo:margin-top="0in" fo:margin-bottom="0in" loext:contextual-spacing="true"/>
    </style:style>
    <style:style style:name="P29" style:family="paragraph" style:parent-style-name="List_20_Paragraph" style:list-style-name="WWNum9">
      <style:paragraph-properties fo:margin-top="0in" fo:margin-bottom="0in" loext:contextual-spacing="true"/>
      <style:text-properties fo:font-size="12pt" style:font-size-asian="12pt" style:font-name-complex="Times New Roman1" style:font-size-complex="12pt"/>
    </style:style>
    <style:style style:name="P30" style:family="paragraph" style:parent-style-name="List_20_Paragraph" style:list-style-name="WWNum9">
      <style:paragraph-properties fo:margin-top="0in" fo:margin-bottom="0in" loext:contextual-spacing="true"/>
      <style:text-properties fo:font-size="12pt" officeooo:paragraph-rsid="00131522" style:font-size-asian="12pt" style:font-name-complex="Times New Roman1" style:font-size-complex="12pt"/>
    </style:style>
    <style:style style:name="P31" style:family="paragraph" style:parent-style-name="List_20_Paragraph" style:list-style-name="WWNum9">
      <style:paragraph-properties fo:margin-top="0in" fo:margin-bottom="0in" loext:contextual-spacing="true"/>
      <style:text-properties fo:font-size="12pt" officeooo:rsid="00132e6b" officeooo:paragraph-rsid="00132e6b" style:font-size-asian="12pt" style:font-name-complex="Times New Roman1" style:font-size-complex="12pt"/>
    </style:style>
    <style:style style:name="P32" style:family="paragraph" style:parent-style-name="List_20_Paragraph" style:list-style-name="WWNum9">
      <style:paragraph-properties fo:margin-top="0in" fo:margin-bottom="0in" loext:contextual-spacing="true"/>
      <style:text-properties fo:font-size="12pt" officeooo:rsid="0010b518" officeooo:paragraph-rsid="0010b518" style:font-size-asian="12pt" style:font-name-complex="Times New Roman1" style:font-size-complex="12pt"/>
    </style:style>
    <style:style style:name="P33" style:family="paragraph" style:parent-style-name="List_20_Paragraph" style:list-style-name="WWNum9">
      <style:paragraph-properties fo:margin-top="0in" fo:margin-bottom="0in" loext:contextual-spacing="true"/>
      <style:text-properties fo:font-size="12pt" officeooo:rsid="00131522" officeooo:paragraph-rsid="00131522" style:font-size-asian="12pt" style:font-name-complex="Times New Roman1" style:font-size-complex="12pt"/>
    </style:style>
    <style:style style:name="P34" style:family="paragraph" style:parent-style-name="List_20_Paragraph" style:list-style-name="WWNum9">
      <style:paragraph-properties fo:margin-top="0in" fo:margin-bottom="0in" loext:contextual-spacing="true"/>
      <style:text-properties fo:font-size="12pt" officeooo:rsid="001f0d4d" officeooo:paragraph-rsid="001f0d4d" style:font-size-asian="12pt" style:font-name-complex="Times New Roman1" style:font-size-complex="12pt"/>
    </style:style>
    <style:style style:name="P35" style:family="paragraph" style:parent-style-name="List_20_Paragraph" style:list-style-name="WWNum9">
      <style:paragraph-properties fo:margin-top="0in" fo:margin-bottom="0in" loext:contextual-spacing="true"/>
      <style:text-properties fo:font-size="12pt" officeooo:rsid="0011795e" officeooo:paragraph-rsid="0011795e" style:font-size-asian="12pt" style:font-name-complex="Times New Roman1" style:font-size-complex="12pt"/>
    </style:style>
    <style:style style:name="P36" style:family="paragraph" style:parent-style-name="List_20_Paragraph" style:list-style-name="WWNum9">
      <style:paragraph-properties fo:margin-top="0in" fo:margin-bottom="0in" loext:contextual-spacing="true"/>
      <style:text-properties fo:font-size="12pt" officeooo:rsid="0011795e" officeooo:paragraph-rsid="001f0d4d" style:font-size-asian="12pt" style:font-name-complex="Times New Roman1" style:font-size-complex="12pt"/>
    </style:style>
    <style:style style:name="P37" style:family="paragraph" style:parent-style-name="List_20_Paragraph" style:list-style-name="WWNum9">
      <style:paragraph-properties fo:margin-top="0in" fo:margin-bottom="0in" loext:contextual-spacing="true"/>
      <style:text-properties fo:font-size="12pt" officeooo:rsid="001d4859" officeooo:paragraph-rsid="001d4859" style:font-size-asian="12pt" style:font-name-complex="Times New Roman1" style:font-size-complex="12pt"/>
    </style:style>
    <style:style style:name="P38" style:family="paragraph" style:parent-style-name="List_20_Paragraph" style:list-style-name="WWNum9">
      <style:paragraph-properties fo:margin-top="0in" fo:margin-bottom="0in" loext:contextual-spacing="true"/>
      <style:text-properties fo:font-size="12pt" officeooo:rsid="0012b051" officeooo:paragraph-rsid="0012b051" style:font-size-asian="12pt" style:font-name-complex="Times New Roman1" style:font-size-complex="12pt"/>
    </style:style>
    <style:style style:name="P39" style:family="paragraph" style:parent-style-name="List_20_Paragraph" style:list-style-name="WWNum9">
      <style:paragraph-properties fo:margin-top="0in" fo:margin-bottom="0in" loext:contextual-spacing="true"/>
      <style:text-properties fo:font-size="12pt" officeooo:rsid="001fad8c" officeooo:paragraph-rsid="001fad8c" style:font-size-asian="12pt" style:font-name-complex="Times New Roman1" style:font-size-complex="12pt"/>
    </style:style>
    <style:style style:name="P40" style:family="paragraph" style:parent-style-name="List_20_Paragraph">
      <style:paragraph-properties fo:margin-top="0in" fo:margin-bottom="0in" loext:contextual-spacing="true"/>
      <style:text-properties fo:font-size="12pt" officeooo:rsid="0024ec76" officeooo:paragraph-rsid="0024ec76" style:font-size-asian="12pt" style:font-name-complex="Times New Roman1" style:font-size-complex="12pt"/>
    </style:style>
    <style:style style:name="P41" style:family="paragraph" style:parent-style-name="List_20_Paragraph" style:list-style-name="WWNum9">
      <style:paragraph-properties fo:margin-top="0in" fo:margin-bottom="0in" loext:contextual-spacing="true"/>
      <style:text-properties officeooo:rsid="0010b518" officeooo:paragraph-rsid="0010b518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0b518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37a56" style:font-size-asian="12pt" style:font-name-complex="Times New Roman1" style:font-size-complex="12pt"/>
    </style:style>
    <style:style style:name="T4" style:family="text">
      <style:text-properties style:font-name="Times New Roman" fo:font-size="12pt" fo:font-style="normal" style:font-size-asian="12pt" style:font-style-asian="normal" style:font-name-complex="Times New Roman1" style:font-size-complex="12pt"/>
    </style:style>
    <style:style style:name="T5" style:family="text">
      <style:text-properties style:font-name="Times New Roman" fo:font-size="12pt" fo:font-style="normal" officeooo:rsid="0021c487" style:font-size-asian="12pt" style:font-style-asian="normal" style:font-name-complex="Times New Roman1" style:font-size-complex="12pt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2pt" officeooo:rsid="0010b518" style:font-size-asian="12pt" style:font-name-complex="Times New Roman1" style:font-size-complex="12pt"/>
    </style:style>
    <style:style style:name="T8" style:family="text">
      <style:text-properties fo:font-size="12pt" officeooo:rsid="00131522" style:font-size-asian="12pt" style:font-name-complex="Times New Roman1" style:font-size-complex="12pt"/>
    </style:style>
    <style:style style:name="T9" style:family="text">
      <style:text-properties fo:font-size="12pt" officeooo:rsid="00132e6b" style:font-size-asian="12pt" style:font-name-complex="Times New Roman1" style:font-size-complex="12pt"/>
    </style:style>
    <style:style style:name="T10" style:family="text">
      <style:text-properties fo:font-size="12pt" officeooo:rsid="001a6798" style:font-size-asian="12pt" style:font-name-complex="Times New Roman1" style:font-size-complex="12pt"/>
    </style:style>
    <style:style style:name="T11" style:family="text">
      <style:text-properties fo:font-size="12pt" officeooo:rsid="001c8ffe" style:font-size-asian="12pt" style:font-name-complex="Times New Roman1" style:font-size-complex="12pt"/>
    </style:style>
    <style:style style:name="T12" style:family="text">
      <style:text-properties officeooo:rsid="0012a6fa"/>
    </style:style>
    <style:style style:name="T13" style:family="text">
      <style:text-properties officeooo:rsid="0012b051"/>
    </style:style>
    <style:style style:name="T14" style:family="text">
      <style:text-properties officeooo:rsid="0017c2c7"/>
    </style:style>
    <style:style style:name="T15" style:family="text">
      <style:text-properties officeooo:rsid="001f0d4d"/>
    </style:style>
    <style:style style:name="T16" style:family="text">
      <style:text-properties officeooo:rsid="001fad8c"/>
    </style:style>
    <style:style style:name="T17" style:family="text">
      <style:text-properties fo:font-style="normal" style:font-style-asian="normal"/>
    </style:style>
    <style:style style:name="T18" style:family="text">
      <style:text-properties style:text-position="super 58%" style:font-name="Times New Roman" fo:font-size="12pt" officeooo:rsid="00237a56" style:font-size-asian="12pt" style:font-name-complex="Times New Roman1" style:font-size-complex="12pt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ge-content" style:horizontal-pos="center" style:horizontal-rel="page-content" draw:opacity="0%" fo:padding="0in" fo:border="none" loext:rel-width-rel="paragraph"/>
    </style:style>
    <style:style style:name="fr2" style:family="graphic" style:parent-style-name="Frame">
      <style:graphic-properties fo:margin-left="0.1299in" fo:margin-right="0.1299in" fo:margin-top="0in" fo:margin-bottom="0in" style:vertical-pos="bottom" style:vertical-rel="page-content" style:horizontal-pos="center" style:horizontal-rel="page-content" draw:opacity="0%" fo:padding="0in" fo:border="non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y="2.0008in" svg:width="0.0161in" style:rel-width="80%" draw:z-index="0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12">Seattle Precision Machine Shop</text:p></table:table-cell></table:table-row><table:table-row table:style-name="Table1.1"><table:table-cell table:style-name="Table1.A2" office:value-type="string"><text:p text:style-name="P11">ERP / MRP System Proposal</text:p></table:table-cell></table:table-row><table:table-row table:style-name="Table1.1"><table:table-cell table:style-name="Table1.A1" office:value-type="string"><text:p text:style-name="P12">We ARE Quality!</text:p></table:table-cell></table:table-row></table:table></draw:text-box></draw:frame><text:bookmark text:name="_GoBack"/></text:p>
      <text:p text:style-name="P1"/>
      <text:p text:style-name="P1"><draw:frame draw:style-name="fr2" draw:name="Frame2" text:anchor-type="paragraph" svg:width="0.0161in" style:rel-width="80%" draw:z-index="1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11">Gregory K. Bowne</text:p><text:p text:style-name="P11">2/26/2017</text:p><text:p text:style-name="P11"/></table:table-cell></table:table-row></table:table></draw:text-box></draw:frame></text:p>
      <text:p text:style-name="P1"/>
      <text:h text:style-name="P13" text:outline-level="1">Seattle Precision Machine Shop</text:h>
      <text:p text:style-name="P10"/>
      <text:p text:style-name="P10">Project Background</text:p>
      <text:p text:style-name="P4">Seattle Precision Machine Shop is a job shop which provides contracted machining services to the Aerospace, Marine, Industrial and Automotive industries. <text:s/>We are a largely philanthropic business which provides many We also provide employment to those people with significant barriers to employment, including different types of disability, homelessness, etc.</text:p>
      <text:p text:style-name="P4"/>
      <text:p text:style-name="P4">We are requiring a ERP (Enterprise Resource Planning) and Manufacturing Resource Planning software package with the following requirements:</text:p>
      <text:p text:style-name="P10">Technology and Environmental Requirements</text:p>
      <text:p text:style-name="P5">Here are the environment and technology requirements we have for our ERP/MRP system</text:p>
      <text:p text:style-name="P5"/>
      <text:list xml:id="list4289137542" text:style-name="WWNum7">
        <text:list-item>
          <text:p text:style-name="P25">Able to access from Windows desktop clients and use a dashboard</text:p>
        </text:list-item>
        <text:list-item>
          <text:p text:style-name="P25">Able to access from Android tablet client (on web or App)</text:p>
        </text:list-item>
        <text:list-item>
          <text:p text:style-name="P25">Served by a Dell rackmount server</text:p>
        </text:list-item>
        <text:list-item>
          <text:p text:style-name="P25">SQL backend <text:span text:style-name="T16">(Database) in PostgresSQL</text:span></text:p>
        </text:list-item>
        <text:list-item>
          <text:p text:style-name="P25">Provide access cloud storage (data backup)</text:p>
        </text:list-item>
        <text:list-item>
          <text:p text:style-name="P25">Provide access to data using Android tablets</text:p>
        </text:list-item>
        <text:list-item>
          <text:p text:style-name="P25">Allow access to system with 25 to 50 users concurrently logged into the system <text:span text:style-name="T16">with minimal impact to </text:span></text:p>
        </text:list-item>
        <text:list-item>
          <text:p text:style-name="P25">Easy to administer and maintain with minimal downtime</text:p>
        </text:list-item>
        <text:list-item>
          <text:p text:style-name="P25">Allow easy Barcode / QR Code / RFID data collection on shop floor using standard equipment using also Android tablets for employees doing warehousing, inventory, purchasing, time keeping,</text:p>
        </text:list-item>
        <text:list-item>
          <text:p text:style-name="P27"><text:span text:style-name="T1">Able to securely pass data to the web (Web or Cloud client) with a web front end / dashboard </text:span><text:span text:style-name="T2">[GUI ]</text:span></text:p>
        </text:list-item>
        <text:list-item>
          <text:p text:style-name="P25">Software that is updated or patched regularly</text:p>
        </text:list-item>
        <text:list-item>
          <text:p text:style-name="P26">Able to interact with website/web server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23"><text:soft-page-break/><text:span text:style-name="T4">Technology used</text:span></text:p>
      <text:p text:style-name="P21"><text:span text:style-name="T4">IIS </text:span><text:span text:style-name="T5">v10 1809 <text:s/>// version 10.0. 17763</text:span><text:span text:style-name="T4">??</text:span></text:p>
      <text:p text:style-name="P22"><text:span text:style-name="T4">or Apache 2.4 / MySQL 8 / PHP 7.4</text:span></text:p>
      <text:p text:style-name="P22"><text:span text:style-name="T4"/></text:p>
      <text:p text:style-name="P21"><text:span text:style-name="T4">ASP.NET MVC Core</text:span></text:p>
      <text:p text:style-name="P21"><text:span text:style-name="T4">REACT</text:span></text:p>
      <text:p text:style-name="P21"><text:span text:style-name="T4">Material-UI</text:span></text:p>
      <text:p text:style-name="P21"><text:span text:style-name="T4">PostgresSQL</text:span></text:p>
      <text:p text:style-name="P19"><text:span text:style-name="T17">Express</text:span></text:p>
      <text:p text:style-name="P20"><text:span text:style-name="T17"/></text:p>
      <text:p text:style-name="P20"><text:span text:style-name="T17">NodeJS</text:span></text:p>
      <text:p text:style-name="P24"/>
      <text:p text:style-name="P10">Physical / Hardware Requirements</text:p>
      <text:p text:style-name="P18"><text:span text:style-name="T1">25 to 50 Dell Workstations running Windows 10 </text:span><text:span text:style-name="T3">Pro </text:span><text:span text:style-name="T1">(Optiplex Tower/MiniTower) with </text:span><text:span text:style-name="T3">3</text:span><text:span text:style-name="T18">rd</text:span><text:span text:style-name="T3"> / 4</text:span><text:span text:style-name="T18">th</text:span><text:span text:style-name="T3"> / 5</text:span><text:span text:style-name="T18">th</text:span><text:span text:style-name="T3"> </text:span><text:span text:style-name="T1">Generation Intel Core i5 </text:span><text:span text:style-name="T3">at 3 to 3.5GHz </text:span><text:span text:style-name="T1">and </text:span><text:span text:style-name="T3">16gb RAM, 1-2TB HDD/SSD</text:span></text:p>
      <text:p text:style-name="P18"><text:span text:style-name="T1"><text:s/></text:span></text:p>
      <text:p text:style-name="P18"><text:span text:style-name="T1">Minimum of one (1) Dell PowerEdge rackmount R710/R720/R730 Servers</text:span></text:p>
      <text:p text:style-name="P18"><text:span text:style-name="T1"><text:s text:c="3"/>Storage Space Available: 8x 600gb 10kRPM <text:s/>SAS <text:s/>6gb/s 2.5” <text:s/>[4-6tb]</text:span></text:p>
      <text:p text:style-name="P18"><text:span text:style-name="T1"><text:s text:c="3"/>Server Memory: 288gb </text:span><text:span text:style-name="T3">(144gb per Processors)</text:span></text:p>
      <text:p text:style-name="P18"><text:span text:style-name="T1"><text:s text:c="3"/>Server Processors: Two (2) Xeon X5650</text:span></text:p>
      <text:p text:style-name="P18"><text:span text:style-name="T1"><text:s text:c="3"/>Five (5) 10” Android tablets</text:span></text:p>
      <text:p text:style-name="P18"><text:span text:style-name="T1"/></text:p>
      <text:p text:style-name="P18"><text:span text:style-name="T1">Windows Server 2012 / 2016 / 2019 Standard</text:span></text:p>
      <text:p text:style-name="P16"/>
      <text:p text:style-name="P15">Bar Code Scanner Wand: Symbol Model LS2208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oft-page-break/>Database / Software Requirements</text:p>
      <text:p text:style-name="P3">Human Resource Data</text:p>
      <text:list xml:id="list1626811203" text:style-name="WWNum9">
        <text:list-item>
          <text:p text:style-name="P28"><text:span text:style-name="T1"><text:s text:c="4"/></text:span><text:span text:style-name="T6">List of employees </text:span></text:p>
        </text:list-item>
        <text:list-item>
          <text:p text:style-name="P29"><text:s text:c="4"/>PDF scanned copy of Application</text:p>
        </text:list-item>
        <text:list-item>
          <text:p text:style-name="P29"><text:s text:c="4"/>Employee Leave/Vacation tracking system</text:p>
        </text:list-item>
        <text:list-item>
          <text:p text:style-name="P29"><text:s text:c="4"/>Training Records Management (copies of certificates)</text:p>
        </text:list-item>
        <text:list-item>
          <text:p text:style-name="P29"><text:s text:c="4"/>Career Development (Training, Safety, etc.) Records</text:p>
        </text:list-item>
        <text:list-item>
          <text:p text:style-name="P29"><text:s text:c="4"/>Photo of Employee (Security/Loss Prevention)</text:p>
        </text:list-item>
        <text:list-item>
          <text:p text:style-name="P29"><text:s text:c="4"/>Time Records (Where (location and area)and when employee works/worked)</text:p>
        </text:list-item>
        <text:list-item>
          <text:p text:style-name="P29"><text:s text:c="4"/>Name of direct manager and/or supervisor</text:p>
        </text:list-item>
        <text:list-item>
          <text:p text:style-name="P29"><text:s text:c="4"/>PDF or scanned copies of Job Descriptions</text:p>
        </text:list-item>
        <text:list-item>
          <text:p text:style-name="P29"><text:s text:c="4"/><text:span text:style-name="T14">Assign managers and supervisors</text:span></text:p>
        </text:list-item>
      </text:list>
      <text:p text:style-name="P40">FORM: Sick Leave Request Form</text:p>
      <text:p text:style-name="P40">FORM: Vacation/Leave of Absense Request Form</text:p>
      <text:p text:style-name="P6"/>
      <text:p text:style-name="P6">Customer Data</text:p>
      <text:list xml:id="list3931032812724" text:continue-numbering="true" text:style-name="WWNum9">
        <text:list-item>
          <text:p text:style-name="P28"><text:span text:style-name="T6">Able to easily enter and update start dates and </text:span><text:span text:style-name="T7">end dates [Due Dates] and per task/work instruction [Due Dates]</text:span></text:p>
        </text:list-item>
        <text:list-item>
          <text:p text:style-name="P29">Production Records (Work Orders/Job Tickets, etc)</text:p>
        </text:list-item>
      </text:list>
      <text:p text:style-name="P2"/>
      <text:p text:style-name="P2">Manufacturing / Production Data</text:p>
      <text:list xml:id="list3930528078590" text:continue-numbering="true" text:style-name="WWNum9">
        <text:list-item>
          <text:p text:style-name="P29">Able to easily enter and update start dates and </text:p>
        </text:list-item>
        <text:list-item>
          <text:p text:style-name="P29">Employee able to easily clock into each operation via bar code and/or mag stripe reader</text:p>
        </text:list-item>
        <text:list-item>
          <text:p text:style-name="P28"><text:span text:style-name="T6">Allows a “</text:span><text:span text:style-name="T11">Expediter</text:span><text:span text:style-name="T6">” </text:span><text:span text:style-name="T9">and “Machine Operator Supervisor” </text:span><text:span text:style-name="T6">to walk around the shop floor to track and update work in progress on the shop floor and change due dates.</text:span></text:p>
        </text:list-item>
        <text:list-item>
          <text:p text:style-name="P29">Allow entry of manufacturing plan data (order of operations by numerical increment of 005 or 010)</text:p>
        </text:list-item>
        <text:list-item>
          <text:p text:style-name="P29">Track and Allow entry of Production and Engineering change order(s)</text:p>
        </text:list-item>
        <text:list-item>
          <text:p text:style-name="P29"/>
        </text:list-item>
      </text:list>
      <text:p text:style-name="P7"/>
      <text:p text:style-name="P7"/>
      <text:p text:style-name="P7"/>
      <text:p text:style-name="P7">Warehouse / Inventory</text:p>
      <text:list xml:id="list3929892005483" text:continue-numbering="true" text:style-name="WWNum9">
        <text:list-item>
          <text:p text:style-name="P29">Able to accept input via bar code scanners </text:p>
        </text:list-item>
        <text:list-item>
          <text:p text:style-name="P29"/>
        </text:list-item>
      </text:list>
      <text:p text:style-name="P7">Material Inventory System</text:p>
      <text:list xml:id="list3930534631488" text:continue-numbering="true" text:style-name="WWNum9">
        <text:list-item>
          <text:p text:style-name="P29"><text:soft-page-break/>Able to easily add materials including type, subtype/subcategory, size (L/W/H), warehouse storage location, quantity, unit (ea.,sq. ft., sq. in., etc.), cost, vendor, lot number, manufacturer</text:p>
        </text:list-item>
        <text:list-item>
          <text:p text:style-name="P29"/>
        </text:list-item>
      </text:list>
      <text:p text:style-name="P7">Shipping and/or Receiving System</text:p>
      <text:list xml:id="list3929496168090" text:continue-numbering="true" text:style-name="WWNum9">
        <text:list-item>
          <text:p text:style-name="P29">Able to easily enter and update shipping dates and </text:p>
        </text:list-item>
        <text:list-item>
          <text:p text:style-name="P29">Items, equipment, material/materiel scanned in and/or out</text:p>
        </text:list-item>
        <text:list-item>
          <text:p text:style-name="P29">Material Handling equipment maintenance records (forklift)</text:p>
          <text:p text:style-name="P28"><text:span text:style-name="T10">Form: </text:span><text:span text:style-name="T6">Bill of Lading and/or Packing List </text:span><text:span text:style-name="T7">[autofill a fillable PDF form for printing]</text:span></text:p>
        </text:list-item>
      </text:list>
      <text:p text:style-name="P7"/>
      <text:p text:style-name="P7">Maintenance System</text:p>
      <text:list xml:id="list3930642355647" text:continue-numbering="true" text:style-name="WWNum9">
        <text:list-item>
          <text:p text:style-name="P29">Able to easily enter and update machine maintenance records</text:p>
        </text:list-item>
        <text:list-item>
          <text:p text:style-name="P29">Inventory and OCR scanned copy of manuals, etc. </text:p>
        </text:list-item>
        <text:list-item>
          <text:p text:style-name="P29">Able to track and schedule machine maintenance</text:p>
        </text:list-item>
        <text:list-item>
          <text:p text:style-name="P29">Track maintenance request forms (or allow end user to request maintenance by department/machine)</text:p>
        </text:list-item>
        <text:list-item>
          <text:p text:style-name="P31">Forms: Maintenance Request Form</text:p>
        </text:list-item>
      </text:list>
      <text:p text:style-name="P7">Quality System</text:p>
      <text:list xml:id="list3929111058555" text:continue-numbering="true" text:style-name="WWNum9">
        <text:list-item>
          <text:p text:style-name="P29">Able to easily enter and update gage and equipment calibration records including all due dates, add and remove, track gages and equipment (location data), add equipment (gages, etc.)</text:p>
        </text:list-item>
        <text:list-item>
          <text:p text:style-name="P41"><text:span text:style-name="T6">Able to assign individual gage ownership [case: </text:span><text:span text:style-name="T8">assign employee owned/</text:span><text:span text:style-name="T6">personal gages]</text:span></text:p>
        </text:list-item>
        <text:list-item>
          <text:p text:style-name="P29">Able to enter and track rejection information by part number, lot number, rejection tag number, rejection report number</text:p>
        </text:list-item>
        <text:list-item>
          <text:p text:style-name="P29">Able to enter track production lot data and acceptance/sampling plan data for Statistical Process Control(s) ;ie SPC usually </text:p>
        </text:list-item>
        <text:list-item>
          <text:p text:style-name="P29">Engineering and Manufacturing Drawing records</text:p>
        </text:list-item>
      </text:list>
      <text:p text:style-name="P14"/>
      <text:list xml:id="list3929780588250" text:continue-numbering="true" text:style-name="WWNum9">
        <text:list-item>
          <text:p text:style-name="P32">Data import/export [Integration with GageTrak</text:p>
        </text:list-item>
        <text:list-item>
          <text:p text:style-name="P33">Tables for tracking rejections and Non-Conforming Materials per AS9100 and/or ISO 9001</text:p>
        </text:list-item>
        <text:list-item>
          <text:p text:style-name="P34">Storage of printable/PDF </text:p>
        </text:list-item>
      </text:list>
      <text:p text:style-name="P7"/>
      <text:p text:style-name="P7"/>
      <text:p text:style-name="P7">Accounting Data System</text:p>
      <text:list xml:id="list3929663633333" text:continue-numbering="true" text:style-name="WWNum9">
        <text:list-item>
          <text:p text:style-name="P29">Payroll</text:p>
        </text:list-item>
        <text:list-item>
          <text:p text:style-name="P29">Taxes</text:p>
        </text:list-item>
        <text:list-item>
          <text:p text:style-name="P35">QuickBooks Integration</text:p>
        </text:list-item>
        <text:list-item>
          <text:p text:style-name="P35"><text:soft-page-break/>SAGE Integration</text:p>
        </text:list-item>
        <text:list-item>
          <text:p text:style-name="P37">Xero <text:s/>Integration</text:p>
        </text:list-item>
        <text:list-item>
          <text:p text:style-name="P37">FreshBooks Integration</text:p>
        </text:list-item>
        <text:list-item>
          <text:p text:style-name="P37">Wave Acccouting Integration</text:p>
          <text:p text:style-name="P35"/>
        </text:list-item>
      </text:list>
      <text:p text:style-name="P7">Request for Quote/Quoting/Inventory System</text:p>
      <text:list xml:id="list3929208356907" text:continue-numbering="true" text:style-name="WWNum9">
        <text:list-item>
          <text:p text:style-name="P34">Easy method to</text:p>
        </text:list-item>
        <text:list-item>
          <text:p text:style-name="P34">Form: Request for Purchase</text:p>
        </text:list-item>
        <text:list-item>
          <text:p text:style-name="P34">Form: Material Requisition Request Form: Fillable PDF</text:p>
        </text:list-item>
        <text:list-item>
          <text:p text:style-name="P34">Form: Request for Quote/Quotation fillable PDF</text:p>
        </text:list-item>
      </text:list>
      <text:p text:style-name="P7"/>
      <text:p text:style-name="P8">Vendor/Supplier Management</text:p>
      <text:p text:style-name="P7"/>
      <text:p text:style-name="P7"/>
      <text:p text:style-name="P7">Material Inventory System</text:p>
      <text:list xml:id="list3929607172149" text:continue-numbering="true" text:style-name="WWNum9">
        <text:list-item>
          <text:p text:style-name="P38">Track usage of materials </text:p>
        </text:list-item>
        <text:list-item>
          <text:p text:style-name="P38">Track material stock locations</text:p>
        </text:list-item>
        <text:list-item>
          <text:p text:style-name="P38">Accurately track material types, various thicknesses, diameters, lengths, sizes [l &amp; w]</text:p>
        </text:list-item>
        <text:list-item>
          <text:p text:style-name="P35">Able to track hardware/fasteners [rivets, nuts, <text:span text:style-name="T16">pins,</text:span> bolts, washers ,screws, <text:span text:style-name="T16">etc. ] in both weight, quantity.</text:span></text:p>
        </text:list-item>
        <text:list-item>
          <text:p text:style-name="P39">Able to input new fastener/hardware types</text:p>
        </text:list-item>
        <text:list-item>
          <text:p text:style-name="P39">Cutter and Insert library for tooling by primary key EDP # and or List #. <text:s/></text:p>
        </text:list-item>
        <text:list-item>
          <text:p text:style-name="P36"><text:span text:style-name="T13">Two Bin </text:span>Kanban <text:span text:style-name="T13">System </text:span>[<text:span text:style-name="T12">with reorder trigger]</text:span></text:p>
        </text:list-item>
        <text:list-item>
          <text:p text:style-name="P34">inputs: Entering material dimensions</text:p>
        </text:list-item>
        <text:list-item>
          <text:p text:style-name="P36"><text:span text:style-name="T15">Material Asset Tags with Barcodes </text:span><text:line-break/></text:p>
        </text:list-item>
      </text:list>
      <text:p text:style-name="P7"/>
      <text:p text:style-name="P7"/>
      <text:p text:style-name="P7">Purchasing System</text:p>
      <text:list xml:id="list3930438929984" text:continue-numbering="true" text:style-name="WWNum9">
        <text:list-item>
          <text:p text:style-name="P29">Able to easily add and enter and update Purchase Orders and automatically assign a sequential purchase order number</text:p>
        </text:list-item>
        <text:list-item>
          <text:p text:style-name="P29">Form: Purchase Order</text:p>
        </text:list-item>
        <text:list-item>
          <text:p text:style-name="P29">Form: Material Requisition Form <text:span text:style-name="T16">(fillable / Printable PDF forms which employees can use to request particular items after parsing through catalogs and/or internet resources for industrial tooling and supplies)</text:span></text:p>
        </text:list-item>
        <text:list-item>
          <text:p text:style-name="P29">Form: Request for Purchase Form</text:p>
        </text:list-item>
      </text:list>
      <text:p text:style-name="P7"/>
      <text:p text:style-name="P7">Tooling, Fixture, Die and Template Inventory System</text:p>
      <text:list xml:id="list3929447215833" text:continue-numbering="true" text:style-name="WWNum9">
        <text:list-item>
          <text:p text:style-name="P29"><text:soft-page-break/>Able to easily add, enter and update data on Tooling, Fixture, Dies and Templates. </text:p>
        </text:list-item>
        <text:list-item>
          <text:p text:style-name="P33">Physical location data / Storage area</text:p>
        </text:list-item>
        <text:list-item>
          <text:p text:style-name="P30">Form: Tooling Request Form</text:p>
        </text:list-item>
      </text:list>
      <text:p text:style-name="P7"/>
      <text:p text:style-name="P7">Safety System</text:p>
      <text:list xml:id="list3929082531120" text:continue-numbering="true" text:style-name="WWNum9">
        <text:list-item>
          <text:p text:style-name="P29">Able to easily enter and update start dates and </text:p>
        </text:list-item>
        <text:list-item>
          <text:p text:style-name="P39">MSDS Sheets with database store to track updates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ja" style:country-asian="JP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1" style:font-family-asian="Calibri" style:font-family-generic-asian="system" style:font-pitch-asian="variable" style:language-asian="ja" style:country-asian="JP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2" style:num-suffix="" text:bullet-char="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RP / MRP System Proposal</dc:title>
    <dc:subject>We ARE Quality!</dc:subject>
    <meta:initial-creator>Gregory K. Bowne</meta:initial-creator>
    <meta:editing-cycles>6</meta:editing-cycles>
    <meta:print-date>2017-06-01T05:27:00</meta:print-date>
    <meta:creation-date>2020-06-12T20:58:00</meta:creation-date>
    <dc:date>2020-11-23T00:39:28.197615235</dc:date>
    <meta:editing-duration>PT15H58M3S</meta:editing-duration>
    <meta:generator>LibreOffice/6.1.5.2$Linux_X86_64 LibreOffice_project/10$Build-2</meta:generator>
    <meta:document-statistic meta:table-count="2" meta:image-count="0" meta:object-count="0" meta:page-count="7" meta:paragraph-count="129" meta:word-count="1063" meta:character-count="6705" meta:non-whitespace-character-count="5773"/>
    <meta:user-defined meta:name="AppVersion">14.0000</meta:user-defined>
    <meta:user-defined meta:name="Company">Seattle Precision Machine Sho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